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5cm" fo:min-width="3.626cm"/>
    </style:style>
    <style:style style:name="gr2" style:family="graphic" style:parent-style-name="standard">
      <style:graphic-properties draw:textarea-horizontal-align="justify" draw:textarea-vertical-align="middle" draw:auto-grow-height="false" fo:min-height="0.774cm" fo:min-width="2.295cm"/>
    </style:style>
    <style:style style:name="gr3" style:family="graphic" style:parent-style-name="standard">
      <style:graphic-properties draw:textarea-horizontal-align="justify" draw:textarea-vertical-align="middle" draw:auto-grow-height="false" fo:min-height="6.24cm" fo:min-width="6.5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5.815cm"/>
    </style:style>
    <style:style style:name="gr5" style:family="graphic" style:parent-style-name="standard">
      <style:graphic-properties draw:textarea-horizontal-align="justify" draw:textarea-vertical-align="middle" draw:auto-grow-height="false" fo:min-height="3.209cm" fo:min-width="0.2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18.169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18.22cm"/>
    </style:style>
    <style:style style:name="gr8" style:family="graphic" style:parent-style-name="standard">
      <style:graphic-properties draw:textarea-horizontal-align="justify" draw:textarea-vertical-align="middle" draw:auto-grow-height="false" fo:min-height="0.828cm" fo:min-width="3.486cm"/>
    </style:style>
    <style:style style:name="gr9" style:family="graphic" style:parent-style-name="standard">
      <style:graphic-properties draw:textarea-horizontal-align="justify" draw:textarea-vertical-align="middle" draw:auto-grow-height="false" fo:min-height="3.736cm" fo:min-width="2.71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84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894cm" fo:min-width="1.406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3.736cm" fo:min-width="2.74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2.37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4cm" fo:min-width="5.251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3.74cm" fo:min-width="6.5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536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9.885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6cm" svg:height="2.795cm" svg:x="20.55cm" svg:y="1.38cm">
          <text:p text:style-name="P1">VGA</text:p>
          <text:p text:style-name="P1">Controller</text:p>
          <text:p text:style-name="P1">(TVP7002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795cm" svg:height="1.024cm" draw:transform="rotate (1.5707963267949) translate (24.676cm 4.175cm)">
          <text:p text:style-name="P1">DVI-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cm" svg:height="6.49cm" svg:x="10.7cm" svg:y="6.43cm">
          <text:p text:style-name="P1">FPGA</text:p>
          <text:p text:style-name="P1">(XC6SLX9-2TQG144C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315cm" svg:height="0.7cm" svg:x="14.243cm" svg:y="2.48cm">
          <text:p text:style-name="P1">30-bit RG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4cm" svg:height="3.953cm" svg:x="13.208cm" svg:y="2.472cm">
          <text:p/>
          <draw:enhanced-geometry svg:viewBox="0 0 21600 21600" draw:mirror-horizontal="false" draw:mirror-vertical="false" draw:text-areas="?f0 0 ?f2 ?f5" draw:type="down-arrow" draw:modifiers="17863.4294385432 5704.496788008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8.669cm" svg:height="1.143cm" draw:transform="rotate (1.5707963267949) translate (1.208cm 19.796cm)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72cm" svg:height="1.143cm" draw:transform="rotate (1.5707963267949) translate (27.27cm 19.847cm)">
          <text:p text:style-name="P1">Slav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86cm" svg:height="1.078cm" draw:transform="rotate (1.5707963267949) translate (3.461cm 12.956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215cm" svg:height="3.986cm" svg:x="4.499cm" svg:y="8.97cm">
          <text:p text:style-name="P1">USB</text:p>
          <text:p text:style-name="P1">Bridge</text:p>
          <text:p text:style-name="P1">(FT2232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2.92cm" svg:height="1.4cm" svg:x="7.741cm" svg:y="10.3cm">
          <text:p text:style-name="P1">FIF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.905cm" svg:height="1.143cm" svg:x="8.275cm" svg:y="8.212cm">
          <text:p text:style-name="P1">fast</text:p>
          <draw:enhanced-geometry svg:viewBox="0 0 21600 21600" draw:glue-points="10800 0 0 10800 10800 21600 21600 10800 ?f40 ?f41" draw:text-areas="0 0 21600 21600" draw:type="rectangular-callout" draw:modifiers="11094.648478489 46258.741258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3.986cm" svg:height="1.078cm" draw:transform="rotate (1.5707963267949) translate (24.593cm 12.97cm)">
          <text:p text:style-name="P1">USB-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3.243cm" svg:height="3.986cm" svg:x="21.375cm" svg:y="8.984cm">
          <text:p text:style-name="P3">USB HID</text:p>
          <text:p text:style-name="P3">(FT26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3.591cm" svg:height="1.4cm" svg:x="17.765cm" svg:y="10.3cm">
          <text:p text:style-name="P1">UA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.905cm" svg:height="1.143cm" svg:x="18.417cm" svg:y="8.239cm">
          <text:p text:style-name="P1">slow</text:p>
          <draw:enhanced-geometry svg:viewBox="0 0 21600 21600" draw:glue-points="10800 0 0 10800 10800 21600 21600 10800 ?f40 ?f41" draw:text-areas="0 0 21600 21600" draw:type="rectangular-callout" draw:modifiers="19854.7743966422 45239.1608391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5.75cm" svg:height="1.143cm" svg:x="20.94cm" svg:y="14.535cm">
          <text:p text:style-name="P1">main power source</text:p>
          <draw:enhanced-geometry svg:viewBox="0 0 21600 21600" draw:glue-points="10800 0 0 10800 10800 21600 21600 10800 ?f40 ?f41" draw:text-areas="0 0 21600 21600" draw:type="rectangular-callout" draw:modifiers="15846.0093896714 -29794.4055944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7cm" svg:height="3.99cm" svg:x="10.701cm" svg:y="15.54cm">
          <text:p text:style-name="P1">128MBit DRAM</text:p>
          <text:p text:style-name="P1">(AS4C8M16D1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2.54cm" svg:height="1.4cm" draw:transform="rotate (1.5707963267949) translate (13.19cm 15.478cm)">
          <text:p text:style-name="P1">DQ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95cm" svg:height="1.024cm" draw:transform="rotate (1.5707963267949) translate (24.666cm 6.97cm)">
          <text:p text:style-name="P1">DVI-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10.385cm" svg:height="0.7cm" svg:x="14.252cm" svg:y="4.753cm">
          <text:p text:style-name="P1">TMD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09-03T11:29:45.042000000</dc:date>
    <meta:editing-duration>PT3H20M</meta:editing-duration>
    <meta:editing-cycles>19</meta:editing-cycles>
    <meta:document-statistic meta:object-count="20"/>
  </office:meta>
</office:document-meta>
</file>